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4fda" officeooo:paragraph-rsid="00134fda"/>
    </style:style>
    <style:style style:name="P2" style:family="paragraph" style:parent-style-name="Heading_20_2">
      <style:text-properties fo:font-variant="normal" fo:text-transform="none" fo:color="#000000" style:font-name="Trebuchet MS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yui_3_9_1_2_1433958781852_205"/>Assignment: Message of social and economic justice</text:h>
      <text:p text:style-name="P1">Pedro Henrique Nazário da Silva</text:p>
      <text:p text:style-name="P1"/>
      <text:p text:style-name="P1">First URL is a article that I found on brazilian site, that talks about Marthin Luther King and your fight to provide economic and social justice for black peoples in USA. Text in Portuguese.</text:p>
      <text:p text:style-name="P1"/>
      <text:p text:style-name="P1"><text:a xlink:type="simple" xlink:href="http://cartamaior.com.br/?/Editoria/Direitos-Humanos/A-justica-economica-segundo-Martin-Luther-King/5/27278" text:style-name="Internet_20_link" text:visited-style-name="Visited_20_Internet_20_Link">http://cartamaior.com.br/?/Editoria/Direitos-Humanos/A-justica-economica-segundo-Martin-Luther-King/5/27278</text:a></text:p>
      <text:p text:style-name="P1"/>
      <text:p text:style-name="P1">Second URL is a video that I take from youtube, is a famous speech from Marthin Luther King, “I have a dream”</text:p>
      <text:p text:style-name="P1"/>
      <text:p text:style-name="P1">https://www.youtube.com/watch?v=-QT1Iogxc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6:29:58.477736000</meta:creation-date>
    <dc:date>2015-06-10T16:34:18.984932000</dc:date>
    <meta:editing-duration>PT4M21S</meta:editing-duration>
    <meta:editing-cycles>1</meta:editing-cycles>
    <meta:document-statistic meta:table-count="0" meta:image-count="0" meta:object-count="0" meta:page-count="1" meta:paragraph-count="6" meta:word-count="70" meta:character-count="531" meta:non-whitespace-character-count="467"/>
    <meta:generator>LibreOffice/4.4.0.3$MacOSX_X86_64 LibreOffice_project/de093506bcdc5fafd9023ee680b8c60e3e0645d7</meta:generator>
  </office:meta>
</office:document-meta>
</file>